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1pt" officeooo:rsid="001405ea" officeooo:paragraph-rsid="001405ea" style:font-size-asian="11pt" style:font-size-complex="11pt"/>
    </style:style>
    <style:style style:name="P2" style:family="paragraph" style:parent-style-name="Standard">
      <style:paragraph-properties fo:text-align="justify" style:justify-single-word="false"/>
      <style:text-properties fo:font-size="11pt" officeooo:rsid="002098a2" officeooo:paragraph-rsid="0031a275" style:font-size-asian="11pt" style:font-size-complex="11pt"/>
    </style:style>
    <style:style style:name="P3" style:family="paragraph" style:parent-style-name="Standard">
      <style:paragraph-properties fo:text-align="justify" style:justify-single-word="false"/>
      <style:text-properties fo:font-size="11pt" officeooo:rsid="002098a2" officeooo:paragraph-rsid="002098a2" style:font-size-asian="11pt" style:font-size-complex="11pt"/>
    </style:style>
    <style:style style:name="P4" style:family="paragraph" style:parent-style-name="Standard">
      <style:paragraph-properties fo:text-align="justify" style:justify-single-word="false"/>
      <style:text-properties fo:font-size="11pt" officeooo:rsid="0015c4c6" officeooo:paragraph-rsid="0015c4c6" style:font-size-asian="11pt" style:font-size-complex="11pt"/>
    </style:style>
    <style:style style:name="P5" style:family="paragraph" style:parent-style-name="Standard">
      <style:paragraph-properties fo:text-align="justify" style:justify-single-word="false"/>
      <style:text-properties fo:font-size="11pt" officeooo:rsid="0015c4c6" officeooo:paragraph-rsid="003ebb12" style:font-size-asian="11pt" style:font-size-complex="11pt"/>
    </style:style>
    <style:style style:name="P6" style:family="paragraph" style:parent-style-name="Standard">
      <style:paragraph-properties fo:text-align="justify" style:justify-single-word="false"/>
      <style:text-properties fo:font-size="11pt" officeooo:rsid="001769f7" officeooo:paragraph-rsid="00456e49" style:font-size-asian="11pt" style:font-size-complex="11pt"/>
    </style:style>
    <style:style style:name="P7" style:family="paragraph" style:parent-style-name="Standard">
      <style:paragraph-properties fo:text-align="justify" style:justify-single-word="false"/>
      <style:text-properties fo:font-size="11pt" officeooo:rsid="001769f7" officeooo:paragraph-rsid="0048a170" style:font-size-asian="11pt" style:font-size-complex="11pt"/>
    </style:style>
    <style:style style:name="P8" style:family="paragraph" style:parent-style-name="Standard">
      <style:paragraph-properties fo:text-align="justify" style:justify-single-word="false"/>
      <style:text-properties fo:font-size="11pt" officeooo:rsid="001c68cf" officeooo:paragraph-rsid="001c68cf" style:font-size-asian="11pt" style:font-size-complex="11pt"/>
    </style:style>
    <style:style style:name="P9" style:family="paragraph" style:parent-style-name="Standard">
      <style:paragraph-properties fo:text-align="justify" style:justify-single-word="false"/>
      <style:text-properties fo:font-size="11pt" officeooo:rsid="001c68cf" officeooo:paragraph-rsid="004a44e4" style:font-size-asian="11pt" style:font-size-complex="11pt"/>
    </style:style>
    <style:style style:name="P10" style:family="paragraph" style:parent-style-name="Standard">
      <style:paragraph-properties fo:text-align="justify" style:justify-single-word="false"/>
      <style:text-properties fo:font-size="11pt" officeooo:rsid="001c68cf" officeooo:paragraph-rsid="004b8d42" style:font-size-asian="11pt" style:font-size-complex="11pt"/>
    </style:style>
    <style:style style:name="P11" style:family="paragraph" style:parent-style-name="Standard">
      <style:paragraph-properties fo:text-align="justify" style:justify-single-word="false"/>
      <style:text-properties fo:font-size="11pt" officeooo:rsid="002ba1e6" officeooo:paragraph-rsid="002d6237" style:font-size-asian="11pt" style:font-size-complex="11pt"/>
    </style:style>
    <style:style style:name="P12" style:family="paragraph" style:parent-style-name="Standard">
      <style:paragraph-properties fo:text-align="justify" style:justify-single-word="false"/>
      <style:text-properties fo:font-size="11pt" officeooo:rsid="002ba1e6" officeooo:paragraph-rsid="002f0c00" style:font-size-asian="11pt" style:font-size-complex="11pt"/>
    </style:style>
    <style:style style:name="P13" style:family="paragraph" style:parent-style-name="Standard">
      <style:paragraph-properties fo:text-align="justify" style:justify-single-word="false"/>
      <style:text-properties fo:font-size="11pt" officeooo:rsid="002ba1e6" officeooo:paragraph-rsid="004b8d42" style:font-size-asian="11pt" style:font-size-complex="11pt"/>
    </style:style>
    <style:style style:name="P14" style:family="paragraph" style:parent-style-name="Standard">
      <style:paragraph-properties fo:text-align="justify" style:justify-single-word="false"/>
      <style:text-properties fo:font-size="11pt" officeooo:rsid="002ba1e6" officeooo:paragraph-rsid="004d0273" style:font-size-asian="11pt" style:font-size-complex="11pt"/>
    </style:style>
    <style:style style:name="P15" style:family="paragraph" style:parent-style-name="Standard">
      <style:paragraph-properties fo:text-align="justify" style:justify-single-word="false"/>
      <style:text-properties fo:font-size="11pt" officeooo:rsid="002ba1e6" officeooo:paragraph-rsid="0050ef5a" style:font-size-asian="11pt" style:font-size-complex="11pt"/>
    </style:style>
    <style:style style:name="P16" style:family="paragraph" style:parent-style-name="Standard">
      <style:paragraph-properties fo:text-align="justify" style:justify-single-word="false"/>
      <style:text-properties fo:font-size="11pt" officeooo:rsid="002ba1e6" officeooo:paragraph-rsid="0052bf65" style:font-size-asian="11pt" style:font-size-complex="11pt"/>
    </style:style>
    <style:style style:name="P17" style:family="paragraph" style:parent-style-name="Standard">
      <style:paragraph-properties fo:text-align="justify" style:justify-single-word="false"/>
      <style:text-properties fo:font-size="11pt" officeooo:rsid="0038e62f" officeooo:paragraph-rsid="0038e62f" style:font-size-asian="11pt" style:font-size-complex="11pt"/>
    </style:style>
    <style:style style:name="P18" style:family="paragraph" style:parent-style-name="Standard">
      <style:paragraph-properties fo:text-align="justify" style:justify-single-word="false"/>
      <style:text-properties fo:font-size="11pt" officeooo:rsid="002d6237" officeooo:paragraph-rsid="002d6237" style:font-size-asian="11pt" style:font-size-complex="11pt"/>
    </style:style>
    <style:style style:name="P19" style:family="paragraph" style:parent-style-name="Standard">
      <style:paragraph-properties fo:text-align="justify" style:justify-single-word="false"/>
      <style:text-properties fo:font-size="11pt" officeooo:rsid="002d6237" officeooo:paragraph-rsid="004d0273" style:font-size-asian="11pt" style:font-size-complex="11pt"/>
    </style:style>
    <style:style style:name="P20" style:family="paragraph" style:parent-style-name="Standard">
      <style:paragraph-properties fo:text-align="justify" style:justify-single-word="false"/>
      <style:text-properties fo:font-size="11pt" officeooo:rsid="0024d7e9" officeooo:paragraph-rsid="0024d7e9" style:font-size-asian="11pt" style:font-size-complex="11pt"/>
    </style:style>
    <style:style style:name="P21" style:family="paragraph" style:parent-style-name="Standard">
      <style:paragraph-properties fo:text-align="justify" style:justify-single-word="false"/>
      <style:text-properties fo:font-size="11pt" officeooo:rsid="00456e49" officeooo:paragraph-rsid="00456e49" style:font-size-asian="11pt" style:font-size-complex="11pt"/>
    </style:style>
    <style:style style:name="P22" style:family="paragraph" style:parent-style-name="Standard">
      <style:paragraph-properties fo:text-align="justify" style:justify-single-word="false"/>
      <style:text-properties fo:font-size="11pt" officeooo:rsid="00456e49" officeooo:paragraph-rsid="005bf595" style:font-size-asian="11pt" style:font-size-complex="11pt"/>
    </style:style>
    <style:style style:name="P23" style:family="paragraph" style:parent-style-name="Standard">
      <style:paragraph-properties fo:text-align="justify" style:justify-single-word="false"/>
      <style:text-properties fo:font-size="11pt" officeooo:rsid="0048a170" officeooo:paragraph-rsid="0048a170" style:font-size-asian="11pt" style:font-size-complex="11pt"/>
    </style:style>
    <style:style style:name="P24" style:family="paragraph" style:parent-style-name="Standard">
      <style:paragraph-properties fo:text-align="justify" style:justify-single-word="false"/>
      <style:text-properties fo:font-size="11pt" officeooo:rsid="004ae910" officeooo:paragraph-rsid="004ae910" style:font-size-asian="11pt" style:font-size-complex="11pt"/>
    </style:style>
    <style:style style:name="P25" style:family="paragraph" style:parent-style-name="Standard">
      <style:paragraph-properties fo:text-align="justify" style:justify-single-word="false"/>
      <style:text-properties fo:font-size="11pt" officeooo:rsid="004b8d42" officeooo:paragraph-rsid="004b8d42" style:font-size-asian="11pt" style:font-size-complex="11pt"/>
    </style:style>
    <style:style style:name="P26" style:family="paragraph" style:parent-style-name="Standard">
      <style:paragraph-properties fo:text-align="justify" style:justify-single-word="false"/>
      <style:text-properties fo:font-size="11pt" officeooo:rsid="004b8d42" officeooo:paragraph-rsid="004c2bb9" style:font-size-asian="11pt" style:font-size-complex="11pt"/>
    </style:style>
    <style:style style:name="P27" style:family="paragraph" style:parent-style-name="Standard">
      <style:paragraph-properties fo:text-align="justify" style:justify-single-word="false"/>
      <style:text-properties fo:font-size="11pt" officeooo:rsid="004b8d42" officeooo:paragraph-rsid="004d0273" style:font-size-asian="11pt" style:font-size-complex="11pt"/>
    </style:style>
    <style:style style:name="P28" style:family="paragraph" style:parent-style-name="Standard">
      <style:paragraph-properties fo:text-align="justify" style:justify-single-word="false"/>
      <style:text-properties fo:font-size="11pt" officeooo:rsid="004b8d42" officeooo:paragraph-rsid="0052bf65" style:font-size-asian="11pt" style:font-size-complex="11pt"/>
    </style:style>
    <style:style style:name="P29" style:family="paragraph" style:parent-style-name="Standard">
      <style:paragraph-properties fo:text-align="justify" style:justify-single-word="false"/>
      <style:text-properties fo:font-size="11pt" officeooo:rsid="004b8d42" officeooo:paragraph-rsid="006006a7" style:font-size-asian="11pt" style:font-size-complex="11pt"/>
    </style:style>
    <style:style style:name="P30" style:family="paragraph" style:parent-style-name="Standard">
      <style:paragraph-properties fo:text-align="justify" style:justify-single-word="false"/>
      <style:text-properties fo:font-size="11pt" officeooo:rsid="004c2bb9" officeooo:paragraph-rsid="004c2bb9" style:font-size-asian="11pt" style:font-size-complex="11pt"/>
    </style:style>
    <style:style style:name="P31" style:family="paragraph" style:parent-style-name="Standard">
      <style:paragraph-properties fo:text-align="justify" style:justify-single-word="false"/>
      <style:text-properties fo:font-size="11pt" officeooo:rsid="004c2bb9" officeooo:paragraph-rsid="004d0273" style:font-size-asian="11pt" style:font-size-complex="11pt"/>
    </style:style>
    <style:style style:name="P32" style:family="paragraph" style:parent-style-name="Standard">
      <style:paragraph-properties fo:text-align="justify" style:justify-single-word="false"/>
      <style:text-properties fo:font-size="11pt" officeooo:rsid="004c2bb9" officeooo:paragraph-rsid="0052bf65" style:font-size-asian="11pt" style:font-size-complex="11pt"/>
    </style:style>
    <style:style style:name="P33" style:family="paragraph" style:parent-style-name="Standard">
      <style:paragraph-properties fo:text-align="justify" style:justify-single-word="false"/>
      <style:text-properties fo:font-size="11pt" officeooo:rsid="004c2bb9" officeooo:paragraph-rsid="006006a7" style:font-size-asian="11pt" style:font-size-complex="11pt"/>
    </style:style>
    <style:style style:name="P34" style:family="paragraph" style:parent-style-name="Standard">
      <style:paragraph-properties fo:text-align="justify" style:justify-single-word="false"/>
      <style:text-properties fo:font-size="11pt" officeooo:rsid="0043a27a" officeooo:paragraph-rsid="0024d7e9" style:font-size-asian="11pt" style:font-size-complex="11pt"/>
    </style:style>
    <style:style style:name="P35" style:family="paragraph" style:parent-style-name="Standard">
      <style:paragraph-properties fo:text-align="justify" style:justify-single-word="false"/>
      <style:text-properties fo:font-size="11pt" officeooo:rsid="004894a4" officeooo:paragraph-rsid="0048a170" style:font-size-asian="11pt" style:font-size-complex="11pt"/>
    </style:style>
    <style:style style:name="P36" style:family="paragraph" style:parent-style-name="Standard">
      <style:paragraph-properties fo:text-align="justify" style:justify-single-word="false"/>
      <style:text-properties fo:font-size="11pt" officeooo:rsid="004a44e4" officeooo:paragraph-rsid="004a44e4" style:font-size-asian="11pt" style:font-size-complex="11pt"/>
    </style:style>
    <style:style style:name="P37" style:family="paragraph" style:parent-style-name="Standard">
      <style:paragraph-properties fo:text-align="justify" style:justify-single-word="false"/>
      <style:text-properties fo:font-size="11pt" officeooo:rsid="0050ef5a" officeooo:paragraph-rsid="0052bf65" style:font-size-asian="11pt" style:font-size-complex="11pt"/>
    </style:style>
    <style:style style:name="P38" style:family="paragraph" style:parent-style-name="Standard">
      <style:paragraph-properties fo:text-align="justify" style:justify-single-word="false"/>
      <style:text-properties fo:font-size="11pt" officeooo:rsid="0050ef5a" officeooo:paragraph-rsid="006006a7" style:font-size-asian="11pt" style:font-size-complex="11pt"/>
    </style:style>
    <style:style style:name="P39" style:family="paragraph" style:parent-style-name="Standard">
      <style:paragraph-properties fo:text-align="justify" style:justify-single-word="false"/>
      <style:text-properties fo:font-size="11pt" officeooo:rsid="004d0273" officeooo:paragraph-rsid="004d0273" style:font-size-asian="11pt" style:font-size-complex="11pt"/>
    </style:style>
    <style:style style:name="P40" style:family="paragraph" style:parent-style-name="Standard">
      <style:paragraph-properties fo:text-align="justify" style:justify-single-word="false"/>
      <style:text-properties fo:font-size="11pt" officeooo:rsid="004d0273" officeooo:paragraph-rsid="004d3412" style:font-size-asian="11pt" style:font-size-complex="11pt"/>
    </style:style>
    <style:style style:name="P41" style:family="paragraph" style:parent-style-name="Standard">
      <style:paragraph-properties fo:text-align="justify" style:justify-single-word="false"/>
      <style:text-properties fo:font-size="11pt" officeooo:rsid="0060ce7c" officeooo:paragraph-rsid="0060ce7c" style:font-size-asian="11pt" style:font-size-complex="11pt"/>
    </style:style>
    <style:style style:name="P42" style:family="paragraph" style:parent-style-name="Standard">
      <style:paragraph-properties fo:text-align="justify" style:justify-single-word="false"/>
      <style:text-properties fo:font-size="11pt" style:text-underline-style="solid" style:text-underline-width="auto" style:text-underline-color="font-color" officeooo:rsid="003b711e" officeooo:paragraph-rsid="003b711e" style:font-size-asian="11pt" style:font-size-complex="11pt"/>
    </style:style>
    <style:style style:name="P43" style:family="paragraph" style:parent-style-name="Standard">
      <style:paragraph-properties fo:text-align="justify" style:justify-single-word="false"/>
      <style:text-properties fo:font-size="11pt" fo:font-style="italic" fo:font-weight="bold" officeooo:rsid="001a8863" officeooo:paragraph-rsid="0048a170" style:font-size-asian="11pt" style:font-style-asian="italic" style:font-weight-asian="bold" style:font-size-complex="11pt" style:font-style-complex="italic" style:font-weight-complex="bold"/>
    </style:style>
    <style:style style:name="P44" style:family="paragraph" style:parent-style-name="Preformatted_20_Text">
      <style:paragraph-properties fo:text-align="justify" style:justify-single-word="false"/>
      <style:text-properties fo:font-size="11pt" officeooo:rsid="0020facf" officeooo:paragraph-rsid="004234c6" style:font-size-asian="11pt" style:font-size-complex="11pt"/>
    </style:style>
    <style:style style:name="P45" style:family="paragraph" style:parent-style-name="Preformatted_20_Text">
      <style:paragraph-properties fo:text-align="justify" style:justify-single-word="false"/>
      <style:text-properties style:font-name="Liberation Serif" fo:font-size="11pt" officeooo:rsid="0020facf" officeooo:paragraph-rsid="004234c6" style:font-size-asian="11pt" style:font-size-complex="11pt"/>
    </style:style>
    <style:style style:name="P46" style:family="paragraph" style:parent-style-name="Standard">
      <style:paragraph-properties fo:text-align="justify" style:justify-single-word="false"/>
      <style:text-properties fo:font-size="11pt" officeooo:rsid="005bf595" officeooo:paragraph-rsid="005bf595" style:font-size-asian="11pt" style:font-size-complex="11pt"/>
    </style:style>
    <style:style style:name="P47" style:family="paragraph" style:parent-style-name="Standard">
      <style:paragraph-properties fo:text-align="justify" style:justify-single-word="false"/>
      <style:text-properties fo:font-size="11pt" officeooo:rsid="002ba1e6" officeooo:paragraph-rsid="004d0273" style:font-size-asian="11pt" style:font-size-complex="11pt"/>
    </style:style>
    <style:style style:name="T1" style:family="text">
      <style:text-properties officeooo:rsid="001f7dc4"/>
    </style:style>
    <style:style style:name="T2" style:family="text">
      <style:text-properties officeooo:rsid="002098a2"/>
    </style:style>
    <style:style style:name="T3" style:family="text">
      <style:text-properties officeooo:rsid="0031a275"/>
    </style:style>
    <style:style style:name="T4" style:family="text">
      <style:text-properties officeooo:rsid="003309ab"/>
    </style:style>
    <style:style style:name="T5" style:family="text">
      <style:text-properties style:font-name="Liberation Serif"/>
    </style:style>
    <style:style style:name="T6" style:family="text">
      <style:text-properties style:font-name="Liberation Serif" officeooo:rsid="00331824"/>
    </style:style>
    <style:style style:name="T7" style:family="text">
      <style:text-properties style:font-name="Liberation Serif" officeooo:rsid="003b711e"/>
    </style:style>
    <style:style style:name="T8" style:family="text">
      <style:text-properties style:font-name="Liberation Serif" officeooo:rsid="0041da0f"/>
    </style:style>
    <style:style style:name="T9" style:family="text">
      <style:text-properties style:font-name="Liberation Serif" officeooo:rsid="004234c6"/>
    </style:style>
    <style:style style:name="T10" style:family="text">
      <style:text-properties officeooo:rsid="0034ec6f"/>
    </style:style>
    <style:style style:name="T11" style:family="text">
      <style:text-properties officeooo:rsid="003e9397"/>
    </style:style>
    <style:style style:name="T12" style:family="text">
      <style:text-properties officeooo:rsid="003ebb12"/>
    </style:style>
    <style:style style:name="T13" style:family="text">
      <style:text-properties officeooo:rsid="00402416"/>
    </style:style>
    <style:style style:name="T14" style:family="text">
      <style:text-properties officeooo:rsid="00456e49"/>
    </style:style>
    <style:style style:name="T15" style:family="text">
      <style:text-properties officeooo:rsid="004894a4"/>
    </style:style>
    <style:style style:name="T16" style:family="text">
      <style:text-properties fo:font-weight="bold" officeooo:rsid="004894a4" style:font-weight-asian="bold" style:font-weight-complex="bold"/>
    </style:style>
    <style:style style:name="T17" style:family="text">
      <style:text-properties fo:font-style="normal" fo:font-weight="bold" officeooo:rsid="004894a4" style:font-style-asian="normal" style:font-weight-asian="bold" style:font-style-complex="normal" style:font-weight-complex="bold"/>
    </style:style>
    <style:style style:name="T18" style:family="text">
      <style:text-properties officeooo:rsid="004a44e4"/>
    </style:style>
    <style:style style:name="T19" style:family="text">
      <style:text-properties officeooo:rsid="004ae910"/>
    </style:style>
    <style:style style:name="T20" style:family="text">
      <style:text-properties officeooo:rsid="004b8d42"/>
    </style:style>
    <style:style style:name="T21" style:family="text">
      <style:text-properties officeooo:rsid="004c2bb9"/>
    </style:style>
    <style:style style:name="T22" style:family="text">
      <style:text-properties officeooo:rsid="004d0273"/>
    </style:style>
    <style:style style:name="T23" style:family="text">
      <style:text-properties style:text-position="super 58%"/>
    </style:style>
    <style:style style:name="T24" style:family="text">
      <style:text-properties officeooo:rsid="004d3412"/>
    </style:style>
    <style:style style:name="T25" style:family="text">
      <style:text-properties officeooo:rsid="004e5617"/>
    </style:style>
    <style:style style:name="T26" style:family="text">
      <style:text-properties officeooo:rsid="004ef85a"/>
    </style:style>
    <style:style style:name="T27" style:family="text">
      <style:text-properties officeooo:rsid="0050ef5a"/>
    </style:style>
    <style:style style:name="T28" style:family="text">
      <style:text-properties officeooo:rsid="0052bf65"/>
    </style:style>
    <style:style style:name="T29" style:family="text">
      <style:text-properties officeooo:rsid="0057b49a"/>
    </style:style>
    <style:style style:name="T30" style:family="text">
      <style:text-properties officeooo:rsid="005b4db0"/>
    </style:style>
    <style:style style:name="T31" style:family="text">
      <style:text-properties officeooo:rsid="005bf595"/>
    </style:style>
    <style:style style:name="T32" style:family="text">
      <style:text-properties officeooo:rsid="005c45c9"/>
    </style:style>
    <style:style style:name="T33" style:family="text">
      <style:text-properties officeooo:rsid="005c878f"/>
    </style:style>
    <style:style style:name="T34" style:family="text">
      <style:text-properties officeooo:rsid="005da2e7"/>
    </style:style>
    <style:style style:name="T35" style:family="text">
      <style:text-properties officeooo:rsid="005e6876"/>
    </style:style>
    <style:style style:name="T36" style:family="text">
      <style:text-properties officeooo:rsid="0060ce7c"/>
    </style:style>
    <style:style style:name="T37" style:family="text">
      <style:text-properties officeooo:rsid="006309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Experiment Script:</text:p>
      <text:p text:style-name="P42"/>
      <text:p text:style-name="P1">In this study, <text:span text:style-name="T11">y</text:span>ou will be seated in our wheelchair and you will use two different interfaces to control the robotic <text:span text:style-name="T3">arm. The</text:span> <text:span text:style-name="T11">first is a </text:span>joystick <text:span text:style-name="T11">that you control with your hand. The second are switches embedded within the wheelchair headrest,</text:span> which you control using your head. </text:p>
      <text:p text:style-name="P1"/>
      <text:p text:style-name="P2">The session will last approximately 2 hours. <text:span text:style-name="T1">If you agree to participate in this study, you can read and sign this consent form.</text:span></text:p>
      <text:p text:style-name="P3"/>
      <text:p text:style-name="P3">----- <text:span text:style-name="T13">OPERATION -----</text:span></text:p>
      <text:p text:style-name="P3"/>
      <text:p text:style-name="P5">Let me first explain how you control the robot <text:span text:style-name="T4">using the interface</text:span>. </text:p>
      <text:p text:style-name="P5"/>
      <text:p text:style-name="P5">The 'hand' of the robot is able to move in left-right, front-back and up-down directions. <text:span text:style-name="T11">[demonstrate]</text:span> <text:span text:style-name="T11">It is also able to rotate left-right, up-down and twisting left-right. [demonstrate] </text:span></text:p>
      <text:p text:style-name="P5"/>
      <text:p text:style-name="P5"><text:span text:style-name="T29">For either </text:span>control interface, you <text:span text:style-name="T11">can’t control all of directions at the same time</text:span>. <text:span text:style-name="T11">Instead you have to switch between different control modes, which you just saw me do.</text:span> The light display <text:span text:style-name="T12">tells you which motion directions are active in the current control mode. </text:span></text:p>
      <text:p text:style-name="P4"/>
      <text:p text:style-name="P5"><text:span text:style-name="T12">With the joystick you can control 2 directions at a time, which will be shown as 2 lights on the display. Each pair of directions is 1 control mode. The joystick has a total of 4 control modes. Buttons on the joystick are used to switch between the modes</text:span>. <text:span text:style-name="T37">In mode number 1, you can control the motion in the left-right directions and the front-back directions. In mode 2, you can control the motions in the left-right directions and the up-down directions. In mode 3, the wrist can be controlled in two directions, rotating left and right as well as angling up and down. In mode 4, you can bent the wrist left and right. Mode 5 is used to open and close the gripper. (Demonstrate as I speak) </text:span></text:p>
      <text:p text:style-name="P4"/>
      <text:p text:style-name="P4">With the head array you can <text:span text:style-name="T12">control 1 direction at a time, which will be shown as 1 light on the display</text:span>. <text:span text:style-name="T12">Each single direction is a control mode. The head array has a total of 6 control modes. Tapping the back of the headrest is used to switch between the modes</text:span>. <text:span text:style-name="T2">Tapping to the left and right moves the robot within the selected mode. </text:span></text:p>
      <text:p text:style-name="P4"/>
      <text:p text:style-name="P4">----- <text:span text:style-name="T13">SAFETY -----</text:span></text:p>
      <text:p text:style-name="P4"/>
      <text:p text:style-name="P44"><text:span text:style-name="T7">When controlling the robot, please be mindful </text:span><text:span text:style-name="T5">that the arm has </text:span><text:span text:style-name="T8">motion </text:span><text:span text:style-name="T5">limitations. </text:span></text:p>
      <text:p text:style-name="P44"><text:span text:style-name="T5">Be careful not to </text:span><text:span text:style-name="T8">have the arm </text:span><text:span text:style-name="T5">hit itself, </text:span><text:span text:style-name="T6">especially </text:span><text:span text:style-name="T8">in situations like this. [demonstrate </text:span><text:span text:style-name="T6">close to </text:span><text:span text:style-name="T8">the</text:span><text:span text:style-name="T6"> base</text:span><text:span text:style-name="T8">]</text:span></text:p>
      <text:p text:style-name="P44"><text:span text:style-name="T9">Try not</text:span><text:span text:style-name="T6"> to</text:span><text:span text:style-name="T5"> hit </text:span><text:span text:style-name="T9">the table or other hard surfaces, especially with the fingers</text:span><text:span text:style-name="T5">. </text:span></text:p>
      <text:p text:style-name="P45">If you have any questions, just ask. </text:p>
      <text:p text:style-name="P4"/>
      <text:p text:style-name="P4">----- <text:span text:style-name="T13">TASKS -----</text:span></text:p>
      <text:p text:style-name="P4"/>
      <text:p text:style-name="P34">In order for you to get familiar with the control interfaces and robot, first we will go through a training period. You will operate the arm using both interfaces. I will explain more about this in a moment.</text:p>
      <text:p text:style-name="P20"/>
      <text:p text:style-name="P21">After that we will perform the experiment. There will be two different task setups, that involve reaching objects and moving objects. You again will use both interfaces. I will explain more about this after training.</text:p>
      <text:p text:style-name="P21"/>
      <text:p text:style-name="P21">----- TRAINING ------</text:p>
      <text:p text:style-name="P4"/>
      <text:p text:style-name="P6"><text:span text:style-name="T14">To begin, practice reaching this plate, as if you are going to pick it up, using the</text:span> ____ (joystick or head-array). </text:p>
      <text:p text:style-name="P6"><text:span text:style-name="T30">Try</text:span> one more time, now from a different starting position. </text:p>
      <text:p text:style-name="P17"/>
      <text:p text:style-name="P22"><text:soft-page-break/>This system also has the option for the robot to help you out during the motion. Try reach<text:span text:style-name="T30">ing</text:span> for the plate again – this time the help will be <text:span text:style-name="T31">on</text:span>. </text:p>
      <text:p text:style-name="P46">This type of help will always be on during the experiments.</text:p>
      <text:p text:style-name="P17"/>
      <text:p text:style-name="P7">Now we are going to introduce multiple objects. When there are multiple objects, the robot <text:span text:style-name="T15">can’t step in and help until it has </text:span>a good idea of which object you are <text:span text:style-name="T15">trying to reach. </text:span></text:p>
      <text:p text:style-name="P35">Sometimes how quickly the robot is able to figure out <text:span text:style-name="T32">which object</text:span> is influenced by the control mode you are <text:span text:style-name="T33">moving</text:span> in. </text:p>
      <text:p text:style-name="P7"><text:span text:style-name="T15">The robot has a way to pick control modes that it thinks will help </text:span><text:span text:style-name="T17">it</text:span><text:span text:style-name="T15"> figure out where </text:span><text:span text:style-name="T16">you</text:span><text:span text:style-name="T15"> are trying to go.</text:span></text:p>
      <text:p text:style-name="P23">By pressing this button <text:span text:style-name="T33">[show]</text:span>, you can tell the robot to go ahead and pick that control mode. The lights on the display will tell you which control mode it picked.</text:p>
      <text:p text:style-name="P23">Sometimes nothing will happen when you press that button. This just means that you are already in the control mode that the robot would have picked.</text:p>
      <text:p text:style-name="P43"/>
      <text:p text:style-name="P9">You can try <text:span text:style-name="T18">this out now. Reach for one of the objects, and press the button once you are about halfway there. [They do it.] </text:span></text:p>
      <text:p text:style-name="P36">Now try reaching for the other object, but this time press the button earlier. [They do it.]</text:p>
      <text:p text:style-name="P10"><text:span text:style-name="T19">During the experiment you can actually press the button more than once – as often as you like. </text:span>Would you like to try it again? <text:span text:style-name="T19">[Max 1 more.]</text:span></text:p>
      <text:p text:style-name="P8"/>
      <text:p text:style-name="P24">Let’s try this again for a different set of objects. Feel free to experiment with pressing the button at any point during the motion.</text:p>
      <text:p text:style-name="P24">[Max 2 executions.]</text:p>
      <text:p text:style-name="P8"/>
      <text:p text:style-name="P8">Now <text:span text:style-name="T19">let’s do the same thing with the</text:span> ____(head array or joystick) <text:span text:style-name="T19">interface</text:span>. </text:p>
      <text:p text:style-name="P8"/>
      <text:p text:style-name="P25">That’s it for the training. I’m <text:span text:style-name="T21">now </text:span>going to setup the first experimental task.</text:p>
      <text:p text:style-name="P25"/>
      <text:p text:style-name="P25">----- TESTING -----</text:p>
      <text:p text:style-name="P13"/>
      <text:p text:style-name="P18"><text:span text:style-name="T21">Reaching </text:span>Task: </text:p>
      <text:p text:style-name="P11"/>
      <text:p text:style-name="P13"><text:span text:style-name="T20">This task has</text:span> 5 different objects, <text:span text:style-name="T24">labeled as A, B, C, D and E</text:span>. </text:p>
      <text:p text:style-name="P13"/>
      <text:p text:style-name="P26">At the start of each trial, I will tell you which object to reach for, with a specific robot hand orientation. </text:p>
      <text:p text:style-name="P26">For example, if the target was this [demonstrate an object-gripper orientation combo with the robot hand], I would say “B” and then show you the target orientation with my own hand [demonstrate with your hand].</text:p>
      <text:p text:style-name="P26"/>
      <text:p text:style-name="P28"><text:span text:style-name="T26">IF FIRST TASK: </text:span>I will also tell you whether the <text:span text:style-name="T21">option that we just practiced, where you press the button and the robot picks the control mode, is active.</text:span></text:p>
      <text:p text:style-name="P32">For some trials this option will be active, and for others it won’t be.</text:p>
      <text:p text:style-name="P32">When it is active, you can press the button as many times as you like. You <text:span text:style-name="T34">must</text:span> press the button at least once. </text:p>
      <text:p text:style-name="P28"><text:span text:style-name="T26">IF SECOND TASK: </text:span>I will also tell you whether the <text:span text:style-name="T21">option, where you press the button and the robot picks the control mode, is active. <text:s/></text:span></text:p>
      <text:p text:style-name="P37">Like in the first task, for some trials this option will be active, and for others it won’t be.</text:p>
      <text:p text:style-name="P32">When it is active, you <text:span text:style-name="T27">again </text:span>can press the button as many times as you like <text:span text:style-name="T35">and must</text:span> <text:span text:style-name="T35">press it </text:span>at least once. </text:p>
      <text:p text:style-name="P16"/>
      <text:p text:style-name="P32"><text:span text:style-name="T28">IF FIRST TASK: </text:span>The robot’<text:span text:style-name="T22">s starting position and starting control mode will be automatically varied for each trial.</text:span> <text:span text:style-name="T22">The robot will move on its own to the</text:span> start position, <text:span text:style-name="T22">before the trial starts</text:span>.</text:p>
      <text:p text:style-name="P27"/>
      <text:p text:style-name="P25">You will first use the ____ interface. <text:span text:style-name="T21">We are going to perform 8 trials with this interface.</text:span></text:p>
      <text:p text:style-name="P25"/>
      <text:p text:style-name="P30">[perform trials]</text:p>
      <text:p text:style-name="P30"><text:soft-page-break/></text:p>
      <text:p text:style-name="P30">We will now switch to the ____ interface. We are going to perform 8 more trials with this interface.</text:p>
      <text:p text:style-name="P30"/>
      <text:p text:style-name="P30"/>
      <text:p text:style-name="P19"><text:span text:style-name="T22">Two-step </text:span>Task: </text:p>
      <text:p text:style-name="P14"/>
      <text:p text:style-name="P14"><text:span text:style-name="T22">In this task, the robot starts with a cup in its hand. The task is to pour the cup contents into one of two bowls (A or B), and then place the cup down in one of two locations (C or D)</text:span>. </text:p>
      <text:p text:style-name="P14"><text:tab/><text:tab/></text:p>
      <text:p text:style-name="P14"/>
      <text:p text:style-name="P27">At the start of each trial, I will tell you which bowl to pour into. </text:p>
      <text:p text:style-name="P39">I also will tell you where to put down the cup after pouring. The cup should be put down with a specific orientation. I will have a second cup off to the side here that shows the target orientation. </text:p>
      <text:p text:style-name="P40">For example, if the target location was here <text:span text:style-name="T24">[point]</text:span> with this orientation [place 1<text:span text:style-name="T23">st</text:span> cup, then immediately remove], I would say “C” and orient the cup <text:span text:style-name="T25">off to the side </text:span>like this [<text:span text:style-name="T25">orient</text:span>]. <text:span text:style-name="T24"><text:s/></text:span></text:p>
      <text:p text:style-name="P41">To open the gripper, ______ **add text for each interface***</text:p>
      <text:p text:style-name="P27"/>
      <text:p text:style-name="P29"><text:span text:style-name="T26">IF FIRST TASK: </text:span>I will also tell you whether the <text:span text:style-name="T21">option that we just practiced, where you press the button and the robot picks the control mode, is active.</text:span></text:p>
      <text:p text:style-name="P33">For some trials this option will be active, and for others it won’t be.</text:p>
      <text:p text:style-name="P33">When it is active, you can press the button as many times as you like. You <text:span text:style-name="T34">must</text:span> press the button at least once. </text:p>
      <text:p text:style-name="P29"><text:span text:style-name="T26">IF SECOND TASK: </text:span>I will also tell you whether the <text:span text:style-name="T21">option, where you press the button and the robot picks the control mode, is active. <text:s/></text:span></text:p>
      <text:p text:style-name="P38">Like in the first task, for some trials this option will be active, and for others it won’t be.</text:p>
      <text:p text:style-name="P33">When it is active, you <text:span text:style-name="T27">again </text:span>can press the button as many times as you like <text:span text:style-name="T35">and must</text:span> <text:span text:style-name="T35">press it </text:span>at least once. </text:p>
      <text:p text:style-name="P15"/>
      <text:p text:style-name="P31"><text:span text:style-name="T28">IF FIRST TASK: </text:span>The robot’<text:span text:style-name="T22">s starting position and starting control mode will be automatically varied for each trial.</text:span> <text:span text:style-name="T22">The robot will move on its own to the</text:span> start position, <text:span text:style-name="T22">before the trial starts</text:span>.</text:p>
      <text:p text:style-name="P27"/>
      <text:p text:style-name="P27">You will first use the ____ interface. <text:span text:style-name="T21">We are going to perform 8 trials with this interface.</text:span></text:p>
      <text:p text:style-name="P27"/>
      <text:p text:style-name="P31">[perform trials]</text:p>
      <text:p text:style-name="P31"/>
      <text:p text:style-name="P31">We will now switch to the ____ interface. We are going to perform 8 more trials with this interface.</text:p>
      <text:p text:style-name="P13"/>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23:30:02.698366248</meta:creation-date>
    <dc:date>2017-11-18T15:34:21.013617640</dc:date>
    <meta:editing-duration>PT2H25M42S</meta:editing-duration>
    <meta:editing-cycles>73</meta:editing-cycles>
    <meta:generator>LibreOffice/4.2.8.2$Linux_X86_64 LibreOffice_project/420m0$Build-2</meta:generator>
    <meta:document-statistic meta:table-count="0" meta:image-count="0" meta:object-count="0" meta:page-count="3" meta:paragraph-count="66" meta:word-count="1443" meta:character-count="7839" meta:non-whitespace-character-count="6424"/>
  </office:meta>
</office:document-meta>
</file>